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57c" officeooo:paragraph-rsid="0010b57c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style:style style:name="P13" style:family="paragraph" style:parent-style-name="Text_20_body" style:list-style-name="L7">
      <style:paragraph-properties fo:margin-top="0in" fo:margin-bottom="0in" loext:contextual-spacing="false"/>
    </style:style>
    <style:style style:name="P14" style:family="paragraph" style:parent-style-name="Text_20_body" style:list-style-name="L8">
      <style:paragraph-properties fo:margin-top="0in" fo:margin-bottom="0in" loext:contextual-spacing="false"/>
    </style:style>
    <style:style style:name="P15" style:family="paragraph" style:parent-style-name="Text_20_body" style:list-style-name="L10">
      <style:paragraph-properties fo:margin-top="0in" fo:margin-bottom="0in" loext:contextual-spacing="false"/>
    </style:style>
    <style:style style:name="P16" style:family="paragraph" style:parent-style-name="Text_20_body" style:list-style-name="L11">
      <style:paragraph-properties fo:margin-top="0in" fo:margin-bottom="0in" loext:contextual-spacing="false"/>
    </style:style>
    <style:style style:name="P17" style:family="paragraph" style:parent-style-name="Preformatted_20_Text">
      <style:text-properties officeooo:rsid="0010b57c" officeooo:paragraph-rsid="0010b57c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p_p_id_pbportletlab6_WAR_pbportlet_">
        <text:section text:style-name="Sect1" text:name="_pbportletlab6_WAR_pbportlet_pb-lab6-text">
          <text:p text:style-name="Text_20_body">Разделить программу из <text:a xlink:type="simple" xlink:href="https://se.ifmo.ru/courses/programming#lab5" text:style-name="Internet_20_link" text:visited-style-name="Visited_20_Internet_20_Link">лабораторной работы №5</text:a> на клиентский и серверный модули. Серверный модуль должен осуществлять выполнение команд по управлению коллекцией. Клиентский модуль должен в интерактивном режиме считывать команды, передавать их для выполнения на сервер и выводить результаты выполнения. Команда <text:span text:style-name="Source_20_Text">import</text:span> должна использовать файл из файловой системы клиента (<text:span text:style-name="T1">содержимое</text:span> файла передается на сервер), <text:span text:style-name="Source_20_Text">load</text:span> и <text:span text:style-name="Source_20_Text">save</text:span> - сервера.</text:p>
          <text:p text:style-name="Text_20_body">Хранящиеся в коллекции объекты должны иметь следующие характеристики:</text:p>
          <text:list xml:id="list3649017791686085511" text:style-name="L1">
            <text:list-item>
              <text:p text:style-name="P7">имя, название или аналогичный текстовый идентификатор;</text:p>
            </text:list-item>
            <text:list-item>
              <text:p text:style-name="P7">размер или аналогичный числовой параметр;</text:p>
            </text:list-item>
            <text:list-item>
              <text:p text:style-name="P7">характеристику, определяющую местоположение объекта на плоскости/в пространстве;</text:p>
            </text:list-item>
            <text:list-item>
              <text:p text:style-name="P2">время/дату рождения/создания объекта.</text:p>
            </text:list-item>
          </text:list>
          <text:p text:style-name="Text_20_body">Если аналогичные характеристики уже есть, добавлять их не нужно.</text:p>
          <text:p text:style-name="P3">Необходимо выполнить следующие требования:</text:p>
          <text:list xml:id="list6032461291657131896" text:style-name="L2">
            <text:list-item>
              <text:p text:style-name="P8">Коллекцию из ЛР №5 заменить на ее потокобезопасный аналог.</text:p>
            </text:list-item>
          </text:list>
          <text:list xml:id="list3888707122009306712" text:style-name="L3">
            <text:list-item>
              <text:p text:style-name="P9">Операции обработки объектов коллекции должны быть реализованы с помощью Stream API с использованием лямбда-выражений.</text:p>
            </text:list-item>
          </text:list>
          <text:list xml:id="list7166698424933063480" text:style-name="L4">
            <text:list-item>
              <text:p text:style-name="P10">Объекты между клиентом и сервером должны передаваться в сериализованном виде.</text:p>
            </text:list-item>
          </text:list>
          <text:list xml:id="list6878277136103347789" text:style-name="L5">
            <text:list-item>
              <text:p text:style-name="P11">Объекты в коллекции, передаваемой клиенту, должны быть отсортированы по местоположению.</text:p>
            </text:list-item>
          </text:list>
          <text:list xml:id="list176251334450461117" text:style-name="L6">
            <text:list-item>
              <text:p text:style-name="P12">Получив запрос, сервер должен создавать отдельный поток, который должен формировать и отправлять ответ клиенту.</text:p>
            </text:list-item>
          </text:list>
          <text:list xml:id="list4343114279481735844" text:style-name="L7">
            <text:list-item>
              <text:p text:style-name="P13">Клиент должен корректно обрабатывать временную недоступность сервера.</text:p>
            </text:list-item>
          </text:list>
          <text:list xml:id="list6192387855795800040" text:style-name="L8">
            <text:list-item>
              <text:p text:style-name="P14">Обмен данными между клиентом и сервером должен осуществляться по протоколу UDP.</text:p>
            </text:list-item>
          </text:list>
          <text:list xml:id="list4444908084346237404" text:style-name="L9">
            <text:list-item>
              <text:p text:style-name="P4">На стороне сервера должен использоваться сетевой канал а на стороне клиента - датаграммы. </text:p>
            </text:list-item>
          </text:list>
        </text:section>
      </text:section>
      <text:section text:style-name="Sect1" text:name="p_p_id_56_INSTANCE_tVesVqXyF2go_">
        <text:p text:style-name="Standard"><text:bookmark text:name="p_56_INSTANCE_tVesVqXyF2go"/></text:p>
        <text:section text:style-name="Sect1" text:name="yui_patched_v3_11_0_1_1489350593443_971">
          <text:p text:style-name="Text_20_body"><text:bookmark text:name="yui_patched_v3_11_0_1_1485654671736_956"/><text:span text:style-name="Strong_20_Emphasis">Отчёт по работе должен содержать:</text:span></text:p>
          <text:list xml:id="list7390797346647776647" text:style-name="L10">
            <text:list-item>
              <text:p text:style-name="P15">Текст задания. </text:p>
            </text:list-item>
            <text:list-item>
              <text:p text:style-name="P15">Диаграмма классов разработанной программы (как клиентского, так и серверного приложения). </text:p>
            </text:list-item>
            <text:list-item>
              <text:p text:style-name="P15">Исходный код программы. </text:p>
            </text:list-item>
            <text:list-item>
              <text:p text:style-name="P5">Выводы по работе. </text:p>
            </text:list-item>
          </text:list>
          <text:p text:style-name="Text_20_body"><text:bookmark text:name="yui_patched_v3_11_0_1_1476149081767_996"/><text:bookmark text:name="yui_patched_v3_11_0_1_1476149081767_995"/><text:span text:style-name="Strong_20_Emphasis">Вопросы к защите лабораторной работы:</text:span></text:p>
          <text:list xml:id="list2128127588338315353" text:style-name="L11">
            <text:list-item>
              <text:p text:style-name="P16">Сетевое взаимодействие - клиент-серверная архитектура, основные протоколы, их сходства и отличия. </text:p>
            </text:list-item>
            <text:list-item>
              <text:p text:style-name="P16">Протокол TCP. Классы <text:span text:style-name="Source_20_Text">Socket</text:span> и <text:span text:style-name="Source_20_Text">ServerSocket</text:span>. </text:p>
            </text:list-item>
            <text:list-item>
              <text:p text:style-name="P16"><text:soft-page-break/>Протокол UDP. Классы <text:span text:style-name="Source_20_Text">DatagramSocket</text:span> и <text:span text:style-name="Source_20_Text">DatagramPacket</text:span>. </text:p>
            </text:list-item>
            <text:list-item>
              <text:p text:style-name="P16">Передача данных по сети. Сериализация объектов. </text:p>
            </text:list-item>
            <text:list-item>
              <text:p text:style-name="P16">Интерфейс <text:span text:style-name="Source_20_Text">Serializable</text:span>. Объектный граф, сериализация и десериализация полей и методов. </text:p>
            </text:list-item>
            <text:list-item>
              <text:p text:style-name="P16">Многопоточные программы. Концепции. </text:p>
            </text:list-item>
            <text:list-item>
              <text:p text:style-name="P16">Класс <text:span text:style-name="Source_20_Text">Thread</text:span> и интерфейс <text:span text:style-name="Source_20_Text">Runnable</text:span>. </text:p>
            </text:list-item>
            <text:list-item>
              <text:p text:style-name="P16">Состояние потока. Синхронизация потока. </text:p>
            </text:list-item>
            <text:list-item>
              <text:p text:style-name="P16">Пакет <text:span text:style-name="Source_20_Text">java.util.concurrent</text:span>. Интерфейс <text:span text:style-name="Source_20_Text">Lock</text:span> и его реализации. </text:p>
            </text:list-item>
            <text:list-item>
              <text:p text:style-name="P16">Атомарные операции. </text:p>
            </text:list-item>
            <text:list-item>
              <text:p text:style-name="P6">Java Stream APi. Создание конвейеров. Промежуточные и терминальные операции. </text:p>
            </text:list-item>
          </text:list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0:23:52.456429124</dc:date>
    <meta:editing-duration>PT30S</meta:editing-duration>
    <meta:editing-cycles>1</meta:editing-cycles>
    <meta:document-statistic meta:table-count="0" meta:image-count="0" meta:object-count="0" meta:page-count="2" meta:paragraph-count="33" meta:word-count="311" meta:character-count="2368" meta:non-whitespace-character-count="2101"/>
    <meta:generator>LibreOffice/5.1.6.2$Linux_x86 LibreOffice_project/10m0$Build-2</meta:generator>
  </office:meta>
</office:document-meta>
</file>